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sanjkris Team name: 2 Today's date: 10/12/16</text:p>
      <text:p text:style-name="Text_20_body">What tools have you we worked with so far in this class?</text:p>
      <text:p text:style-name="Text_20_body">The tools we have worked with include <text:span text:style-name="T3">Github</text:span> and <text:span text:style-name="T4">Cloud9</text:span>. Within these systems, we have learned how to use <text:span text:style-name="T5">Markdown</text:span>, <text:span text:style-name="T6">branching</text:span>, and <text:span text:style-name="T7">css</text:span>.</text:p>
      <text:p text:style-name="Text_20_body">Which have you found most potentially useful?</text:p>
      <text:p text:style-name="Text_20_body">Working with <text:span text:style-name="T8">Markdown</text:span> has been the most useful.</text:p>
      <text:p text:style-name="Text_20_body">Why?</text:p>
      <text:p text:style-name="Text_20_body">It teaches you how to format text.</text:p>
      <text:p text:style-name="Text_20_body">What tools have been the most difficult to learn?</text:p>
      <text:p text:style-name="Text_20_body"><text:span text:style-name="T9">Branching</text:span> was difficult to understand at first.</text:p>
      <text:p text:style-name="Text_20_body">Why have they been particularly difficult to learn and use?</text:p>
      <text:p text:style-name="Text_20_body">It had many steps, and I was confused about the order of which to do things.</text:p>
      <text:p text:style-name="Text_20_body">What tools would you like to learn more about?</text:p>
      <text:p text:style-name="Text_20_body">I would like to learn more about working with <text:span text:style-name="T10">css</text:span>.</text:p>
      <text:p text:style-name="Horizontal_20_Line"/>
      <text:p text:style-name="First_20_paragraph"><text:span text:style-name="T11">When</text:span><text:span text:style-name="T12"> </text:span><text:span text:style-name="T13">you</text:span><text:span text:style-name="T14"> </text:span><text:span text:style-name="T15">are</text:span><text:span text:style-name="T16"> </text:span><text:span text:style-name="T17">finished</text:span><text:span text:style-name="T18"> </text:span><text:span text:style-name="T19">with</text:span><text:span text:style-name="T20"> </text:span><text:span text:style-name="T21">the</text:span><text:span text:style-name="T22"> </text:span><text:span text:style-name="T23">questions</text:span><text:span text:style-name="T24"> </text:span><text:span text:style-name="T25">in</text:span><text:span text:style-name="T26"> </text:span><text:span text:style-name="T27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